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cm" fo:min-width="2.05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6.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name="OnBackground" draw:style-name="gr1" draw:text-style-name="P1" draw:layer="Background" svg:width="5.1cm" svg:height="4.1cm" svg:x="10.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OnLayout" draw:style-name="gr2" draw:text-style-name="P1" draw:layer="layout" svg:width="6.6cm" svg:height="3.1cm" svg:x="2.4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creation-date>2018-09-21T15:41:55.332000000</meta:creation-date>
    <dc:title>DIN A5 quer</dc:title>
    <meta:editing-duration>PT1M46S</meta:editing-duration>
    <meta:editing-cycles>2</meta:editing-cycles>
    <meta:generator>B_localized_DE/6.2.0.0.alpha0$Windows_X86_64 LibreOffice_project/360d504464f68c031359026b15ccce38e797f220</meta:generator>
    <meta:initial-creator>Regina Henschel</meta:initial-creator>
    <dc:date>2018-09-21T15:43:39.449000000</dc:date>
    <dc:creator>Regina Henschel</dc:creator>
    <meta:document-statistic meta:object-count="2"/>
    <meta:template xlink:type="simple" xlink:actuate="onRequest" xlink:title="DIN A5 quer" xlink:href="../../Build_localizedLayernames/userDE/user/template/DIN%20A5%20quer.otg" meta:date="2018-09-21T15:41:54.408000000"/>
  </office:meta>
</office:document-meta>
</file>